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E000000232593C2554F8762BB4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dddddd" loext:opacity="100%" fo:font-size="16pt" officeooo:rsid="0000764a" officeooo:paragraph-rsid="0000764a" fo:background-color="#3465a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ument amb una imatge de f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ustang" xlink:href="Pictures/10000000000002E000000232593C2554F8762BB4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="bitmap" draw:fill-image-name="mustang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E000000232593C2554F8762BB4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mustang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8:09:15.955846777</meta:creation-date>
    <dc:date>2022-11-28T18:26:30.527636719</dc:date>
    <meta:editing-duration>PT17M16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7.4.2.3$Linux_X86_64 LibreOffice_project/40$Build-3</meta:generator>
  </office:meta>
</office:document-meta>
</file>